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80d" officeooo:paragraph-rsid="0019a80d"/>
    </style:style>
    <style:style style:name="P2" style:family="paragraph" style:parent-style-name="Standard">
      <style:text-properties officeooo:rsid="001b089c" officeooo:paragraph-rsid="001b089c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cd664" officeooo:paragraph-rsid="001cd664" style:font-size-asian="13pt" style:font-weight-asian="bold" style:font-size-complex="13pt" style:font-weight-complex="bold"/>
    </style:style>
    <style:style style:name="P5" style:family="paragraph" style:parent-style-name="Standard">
      <style:text-properties officeooo:rsid="001cd664" officeooo:paragraph-rsid="001cd664"/>
    </style:style>
    <style:style style:name="P6" style:family="paragraph" style:parent-style-name="Standard">
      <style:text-properties officeooo:rsid="001ea494" officeooo:paragraph-rsid="001ea494"/>
    </style:style>
    <style:style style:name="P7" style:family="paragraph" style:parent-style-name="Standard">
      <style:text-properties officeooo:rsid="00205cfc" officeooo:paragraph-rsid="00205cfc"/>
    </style:style>
    <style:style style:name="P8" style:family="paragraph" style:parent-style-name="Standard">
      <style:text-properties officeooo:rsid="0022b0b0" officeooo:paragraph-rsid="0022b0b0"/>
    </style:style>
    <style:style style:name="P9" style:family="paragraph" style:parent-style-name="Standard">
      <style:text-properties officeooo:rsid="00236ca9" officeooo:paragraph-rsid="00236ca9"/>
    </style:style>
    <style:style style:name="P10" style:family="paragraph" style:parent-style-name="Standard">
      <style:text-properties officeooo:rsid="00253bd2" officeooo:paragraph-rsid="00253bd2"/>
    </style:style>
    <style:style style:name="P11" style:family="paragraph" style:parent-style-name="Standard">
      <style:text-properties officeooo:rsid="0025eed3" officeooo:paragraph-rsid="0025eed3"/>
    </style:style>
    <style:style style:name="P1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text-properties officeooo:rsid="00265cbf" officeooo:paragraph-rsid="00265cbf"/>
    </style:style>
    <style:style style:name="T1" style:family="text">
      <style:text-properties officeooo:rsid="00205c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1. Calculate the top 10 most popular hashtags in your twitter dataset</text:p>
      <text:p text:style-name="Standard"/>
      <text:p text:style-name="P11">hive&gt; create table vs_ht as</text:p>
      <text:p text:style-name="P11"><text:s text:c="4"/>&gt; select lower(hashtag) as hashtag from vs_hive</text:p>
      <text:p text:style-name="P11"><text:s text:c="4"/>&gt; lateral view explode(split(tweet, ' ')) b as hashtag</text:p>
      <text:p text:style-name="P11"><text:s text:c="4"/>&gt; where hashtag rlike "^#[a-zA-Z0-9]+$";</text:p>
      <text:p text:style-name="P11"/>
      <text:p text:style-name="P11">hive&gt; create table vs_wc as</text:p>
      <text:p text:style-name="P11"><text:s text:c="4"/>&gt; select word, count(1) as count from</text:p>
      <text:p text:style-name="P11"><text:s text:c="4"/>&gt; (select explode(split(hashtag, '\\s')) as word from vs_ht) w</text:p>
      <text:p text:style-name="P11"><text:s text:c="4"/>&gt; group by word</text:p>
      <text:p text:style-name="P11"><text:s text:c="4"/>&gt; order by word;</text:p>
      <text:p text:style-name="P11"/>
      <text:p text:style-name="P11">hive&gt; select * from vs_wc limit 10;</text:p>
      <text:p text:style-name="P11">OK</text:p>
      <text:p text:style-name="P11">#1<text:tab/>1</text:p>
      <text:p text:style-name="P11">#ctl<text:tab/>1</text:p>
      <text:p text:style-name="P11">#fatman<text:tab/>1</text:p>
      <text:p text:style-name="P11">#fireandfury<text:tab/>1</text:p>
      <text:p text:style-name="P11">#firehannity<text:tab/>1</text:p>
      <text:p text:style-name="P11">#gaza<text:tab/>1</text:p>
      <text:p text:style-name="P11">#impeachtrump<text:tab/>1</text:p>
      <text:p text:style-name="P11">#ivankaunqualified<text:tab/>1</text:p>
      <text:p text:style-name="P11">#kathybates<text:tab/>1</text:p>
      <text:p text:style-name="P11">#littleboy<text:tab/>1</text:p>
      <text:p text:style-name="Standard"/>
      <text:p text:style-name="P3">Q2. Which location has the most number of tweets about "trump"</text:p>
      <text:p text:style-name="Standard"/>
      <text:p text:style-name="P13">hive&gt; create table vs_loc as</text:p>
      <text:p text:style-name="P13"><text:s text:c="4"/>&gt; select location, count(*) from vs_hive group by location HAVING count(*) &gt; 1;</text:p>
      <text:p text:style-name="P13"/>
      <text:p text:style-name="P13">hive&gt; alter table vs_loc change `_c1` wc bigint;</text:p>
      <text:p text:style-name="P13"/>
      <text:p text:style-name="P13">hive&gt; select * from vs_loc order by wc desc;</text:p>
      <text:p text:style-name="P13"/>
      <text:p text:style-name="P13">OK</text:p>
      <text:p text:style-name="P13">None<text:tab/>82</text:p>
      <text:p text:style-name="P13">United States<text:tab/>8</text:p>
      <text:p text:style-name="P13">Washington, DC<text:tab/>4</text:p>
      <text:p text:style-name="P13">USA<text:tab/>3</text:p>
      <text:p text:style-name="P13">Estados Unidos<text:tab/>2</text:p>
      <text:p text:style-name="P13">Florida, USA<text:tab/>2</text:p>
      <text:p text:style-name="P13">Houston, TX<text:tab/>2</text:p>
      <text:p text:style-name="P13">NYC<text:tab/>2</text:p>
      <text:p text:style-name="P13">SF BAY AREA, CA /NEW YORK CITY<text:tab/>2</text:p>
      <text:p text:style-name="P2"/>
      <text:p text:style-name="P4">Q3. Location that has the most negative sentiment about trump</text:p>
      <text:p text:style-name="P5"/>
      <text:p text:style-name="P7"><text:soft-page-break/>hive&gt; create table wcd.v_s_negative as</text:p>
      <text:p text:style-name="P7"><text:s text:c="4"/>&gt; select location, sentiment</text:p>
      <text:p text:style-name="P7"><text:s text:c="4"/>&gt; from vs_hive</text:p>
      <text:p text:style-name="P7"><text:s text:c="4"/>&gt; where sentiment = 'negative'</text:p>
      <text:p text:style-name="P7"><text:s text:c="4"/>&gt; order by location;</text:p>
      <text:p text:style-name="P6"/>
      <text:p text:style-name="P6">hive&gt; select location, count(*) from wcd.v_s_<text:span text:style-name="T1">negative</text:span> group by location HAVING count(*) &gt; 1;</text:p>
      <text:p text:style-name="P6"/>
      <text:p text:style-name="P7">OK</text:p>
      <text:p text:style-name="P7">None<text:tab/>18</text:p>
      <text:p text:style-name="P7">United States<text:tab/>3</text:p>
      <text:p text:style-name="P7">Time taken: 4.882 seconds, Fetched: 2 row(s)</text:p>
      <text:p text:style-name="P6"/>
      <text:p text:style-name="P3">Q4. Do a word count to find a popular keyword in your dataset, and calculate the average polarity of all the tweets that contain that keyword</text:p>
      <text:p text:style-name="Standard"/>
      <text:p text:style-name="P8">hive&gt; create table vs_wc2 as</text:p>
      <text:p text:style-name="P8"><text:s text:c="4"/>&gt; select word, count(1) as count from</text:p>
      <text:p text:style-name="P8"><text:s text:c="4"/>&gt; (select explode(split(tweet, '\\s')) as word from vs_wc) w</text:p>
      <text:p text:style-name="P8"><text:s text:c="4"/>&gt; group by word</text:p>
      <text:p text:style-name="P8"><text:s text:c="4"/>&gt; order by word;</text:p>
      <text:p text:style-name="P8"/>
      <text:p text:style-name="P9">hive&gt; select * from vs_wc2 order by count desc limit 30;</text:p>
      <text:p text:style-name="P9">Query ID = hadoop_20170811210818_9edaee0e-a978-4d28-a7ac-25ce9c06dc53</text:p>
      <text:p text:style-name="P9">Total jobs = 1</text:p>
      <text:p text:style-name="P9">Launching Job 1 out of 1</text:p>
      <text:p text:style-name="P9"/>
      <text:p text:style-name="P9">OK</text:p>
      <text:p text:style-name="P9">b'RT<text:tab/>115</text:p>
      <text:p text:style-name="P9">Trump<text:tab/>101</text:p>
      <text:p text:style-name="P9">the<text:tab/>87</text:p>
      <text:p text:style-name="P9">to<text:tab/>83</text:p>
      <text:p text:style-name="P9">a<text:tab/>57</text:p>
      <text:p text:style-name="P9">b"RT<text:tab/>57</text:p>
      <text:p text:style-name="P9">and<text:tab/>50</text:p>
      <text:p text:style-name="P9">is<text:tab/>47</text:p>
      <text:p text:style-name="P9"><text:tab/>35</text:p>
      <text:p text:style-name="P9">on<text:tab/>35</text:p>
      <text:p text:style-name="P9">of<text:tab/>32</text:p>
      <text:p text:style-name="P9">for<text:tab/>29</text:p>
      <text:p text:style-name="P9">'<text:tab/>27</text:p>
      <text:p text:style-name="P9">in<text:tab/>24</text:p>
      <text:p text:style-name="P9">"<text:tab/>23</text:p>
      <text:p text:style-name="P9">de<text:tab/>21</text:p>
      <text:p text:style-name="P9">his<text:tab/>20</text:p>
      <text:p text:style-name="P9">this<text:tab/>18</text:p>
      <text:p text:style-name="P9">he<text:tab/>17</text:p>
      <text:p text:style-name="P9">Donald<text:tab/>16</text:p>
      <text:p text:style-name="P9">that<text:tab/>16</text:p>
      <text:p text:style-name="P9"><text:soft-page-break/>trump<text:tab/>15</text:p>
      <text:p text:style-name="P9">about<text:tab/>15</text:p>
      <text:p text:style-name="P9">would<text:tab/>14</text:p>
      <text:p text:style-name="P9">&amp;amp;<text:tab/>13</text:p>
      <text:p text:style-name="P9">The<text:tab/>13</text:p>
      <text:p text:style-name="P9">take<text:tab/>13</text:p>
      <text:p text:style-name="P9">be<text:tab/>13</text:p>
      <text:p text:style-name="P9">Putin<text:tab/>12</text:p>
      <text:p text:style-name="P9">Trump's<text:tab/>12</text:p>
      <text:p text:style-name="P9">Time taken: 4.715 seconds, Fetched: 30 row(s)</text:p>
      <text:p text:style-name="P9"/>
      <text:p text:style-name="P10">hive&gt; create table vs_p as</text:p>
      <text:p text:style-name="P10"><text:s text:c="4"/>&gt; select polarity, tweet from vs_hive</text:p>
      <text:p text:style-name="P10"><text:s text:c="4"/>&gt; WHERE tweet like '%Putin%';</text:p>
      <text:p text:style-name="P10"/>
      <text:p text:style-name="P10">hive&gt; select count(*), avg(polarity) from vs_p;</text:p>
      <text:p text:style-name="P10"/>
      <text:p text:style-name="P10">OK</text:p>
      <text:p text:style-name="P10">15<text:tab/>0.14101851851851854</text:p>
      <text:p text:style-name="P10">Time taken: 4.466 seconds, Fetched: 1 row(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8:05:49.338604416</meta:creation-date>
    <meta:generator>LibreOffice/5.1.6.2$Linux_X86_64 LibreOffice_project/10m0$Build-2</meta:generator>
    <dc:date>2017-08-16T14:42:47.855586764</dc:date>
    <meta:editing-duration>PT4H13M1S</meta:editing-duration>
    <meta:editing-cycles>11</meta:editing-cycles>
    <meta:document-statistic meta:table-count="0" meta:image-count="0" meta:object-count="0" meta:page-count="3" meta:paragraph-count="97" meta:word-count="407" meta:character-count="2258" meta:non-whitespace-character-count="1875"/>
  </office:meta>
</office:document-meta>
</file>